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2.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54mm" fo:break-before="auto" style:use-optimal-row-height="true"/>
    </style:style>
    <style:style style:name="ro5" style:family="table-row">
      <style:table-row-properties style:row-height="12.68mm" fo:break-before="auto" style:use-optimal-row-height="true"/>
    </style:style>
    <style:style style:name="ro6" style:family="table-row">
      <style:table-row-properties style:row-height="16.74mm" fo:break-before="auto" style:use-optimal-row-height="true"/>
    </style:style>
    <style:style style:name="ro7" style:family="table-row">
      <style:table-row-properties style:row-height="12.36mm" fo:break-before="auto" style:use-optimal-row-height="true"/>
    </style:style>
    <style:style style:name="ro8" style:family="table-row">
      <style:table-row-properties style:row-height="8.41mm" fo:break-before="auto" style:use-optimal-row-height="true"/>
    </style:style>
    <style:style style:name="ro9" style:family="table-row">
      <style:table-row-properties style:row-height="16.32mm" fo:break-before="auto" style:use-optimal-row-height="true"/>
    </style:style>
    <style:style style:name="ro10" style:family="table-row">
      <style:table-row-properties style:row-height="20.27mm" fo:break-before="auto" style:use-optimal-row-height="true"/>
    </style:style>
    <style:style style:name="ro11" style:family="table-row">
      <style:table-row-properties style:row-height="20.81mm" fo:break-before="auto" style:use-optimal-row-height="true"/>
    </style:style>
    <style:style style:name="ro12" style:family="table-row">
      <style:table-row-properties style:row-height="28.17mm" fo:break-before="auto" style:use-optimal-row-height="true"/>
    </style:style>
    <style:style style:name="ro13" style:family="table-row">
      <style:table-row-properties style:row-height="33.02mm" fo:break-before="auto" style:use-optimal-row-height="true"/>
    </style:style>
    <style:style style:name="ro14" style:family="table-row">
      <style:table-row-properties style:row-height="36.0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ccff00"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9999ff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9999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</style:style>
    <style:style style:name="ce8" style:family="table-cell" style:parent-style-name="Default">
      <style:table-cell-properties fo:background-color="#c5000b" style:text-align-source="fix" style:repeat-content="false"/>
      <style:paragraph-properties fo:text-align="center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9999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ffffcc" fo:font-weight="bold" style:font-weight-asian="bold" style:font-weight-complex="bold"/>
    </style:style>
    <style:style style:name="ce14" style:family="table-cell" style:parent-style-name="Default" style:data-style-name="N37"/>
    <style:style style:name="ce1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ff3333"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ff3333"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2" table:default-cell-style-name="ce14"/>
        <table:table-column table:style-name="co2" table:default-cell-style-name="Default"/>
        <table:table-column table:style-name="co1" table:number-columns-repeated="1016" table:default-cell-style-name="Default"/>
        <table:table-row table:style-name="ro1" table:number-rows-repeated="2">
          <table:table-cell table:number-columns-repeated="6"/>
          <table:table-cell table:style-name="Default"/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 table:number-columns-spanned="7" table:number-rows-spanned="1">
            <text:p>Projektplan</text:p>
          </table:table-cell>
          <table:covered-table-cell table:number-columns-repeated="4"/>
          <table:covered-table-cell table:style-name="Default"/>
          <table:covered-table-cell/>
          <table:table-cell table:number-columns-repeated="1016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style-name="ce1"/>
          <table:table-cell table:style-name="ce3" office:value-type="string" calcext:value-type="string">
            <text:p>KW 20</text:p>
          </table:table-cell>
          <table:table-cell table:style-name="ce3" office:value-type="string" calcext:value-type="string">
            <text:p>KW 21</text:p>
          </table:table-cell>
          <table:table-cell table:style-name="ce3" office:value-type="string" calcext:value-type="string">
            <text:p>KW 22</text:p>
          </table:table-cell>
          <table:table-cell table:style-name="ce3" office:value-type="string" calcext:value-type="string">
            <text:p>KW 23</text:p>
          </table:table-cell>
          <table:table-cell table:style-name="ce3" office:value-type="string" calcext:value-type="string">
            <text:p>KW 24</text:p>
          </table:table-cell>
          <table:table-cell table:style-name="ce3" office:value-type="string" calcext:value-type="string">
            <text:p>KW 25</text:p>
          </table:table-cell>
          <table:table-cell table:style-name="ce16" office:value-type="string" calcext:value-type="string">
            <text:p>KW 26 (25.6.)</text:p>
          </table:table-cell>
          <table:table-cell table:style-name="ce1" table:number-columns-repeated="1016"/>
        </table:table-row>
        <table:table-row table:style-name="ro1">
          <table:table-cell/>
          <table:table-cell table:style-name="ce4" office:value-type="string" calcext:value-type="string">
            <text:p>Absprache (14.5.)</text:p>
          </table:table-cell>
          <table:table-cell table:style-name="ce6" table:number-columns-repeated="6"/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Style Tiles</text:p>
          </table:table-cell>
          <table:covered-table-cell table:style-name="ce6"/>
          <table:table-cell table:style-name="ce6" table:number-columns-repeated="5"/>
          <table:table-cell table:number-columns-repeated="1016"/>
        </table:table-row>
        <table:table-row table:style-name="ro1">
          <table:table-cell/>
          <table:table-cell table:style-name="ce6" table:number-columns-repeated="2"/>
          <table:table-cell table:style-name="ce4" office:value-type="string" calcext:value-type="string">
            <text:p>Entwicklung von Modulen</text:p>
          </table:table-cell>
          <table:table-cell table:style-name="ce6" table:number-columns-repeated="4"/>
          <table:table-cell table:number-columns-repeated="1016"/>
        </table:table-row>
        <table:table-row table:style-name="ro1">
          <table:table-cell/>
          <table:table-cell table:style-name="ce6" table:number-columns-repeated="2"/>
          <table:table-cell table:style-name="ce4" office:value-type="string" calcext:value-type="string">
            <text:p>Absprache Style Tiles (26.5.)</text:p>
          </table:table-cell>
          <table:table-cell table:style-name="ce5" office:value-type="string" calcext:value-type="string" table:number-columns-spanned="3" table:number-rows-spanned="1">
            <text:p>HTML-Prototyp</text:p>
          </table:table-cell>
          <table:covered-table-cell table:number-columns-repeated="2" table:style-name="ce6"/>
          <table:table-cell table:style-name="ce6"/>
          <table:table-cell table:number-columns-repeated="1016"/>
        </table:table-row>
        <table:table-row table:style-name="ro1">
          <table:table-cell/>
          <table:table-cell table:style-name="ce7" table:number-columns-repeated="5"/>
          <table:table-cell table:style-name="ce13" office:value-type="string" calcext:value-type="string" table:number-columns-spanned="2" table:number-rows-spanned="1">
            <text:p>Dokumentation + Timeline</text:p>
          </table:table-cell>
          <table:covered-table-cell table:style-name="ce17"/>
          <table:table-cell table:number-columns-repeated="1016"/>
        </table:table-row>
        <table:table-row table:style-name="ro1" table:number-rows-repeated="6">
          <table:table-cell/>
          <table:table-cell table:style-name="ce7" table:number-columns-repeated="7"/>
          <table:table-cell table:number-columns-repeated="1016"/>
        </table:table-row>
        <table:table-row table:style-name="ro1" table:number-rows-repeated="5">
          <table:table-cell table:number-columns-repeated="6"/>
          <table:table-cell table:style-name="Default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Weitere Bedingungen: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9" office:value-type="string" calcext:value-type="string">
            <text:p>Reale Inhalte für die Website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9" office:value-type="string" calcext:value-type="string">
            <text:p>Einwilligung der Firma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4">
          <table:table-cell/>
          <table:table-cell table:style-name="ce10"/>
          <table:table-cell/>
          <table:table-cell table:style-name="ce11" office:value-type="string" calcext:value-type="string" table:number-columns-spanned="4" table:number-rows-spanned="1">
            <text:p>Timeline</text:p>
          </table:table-cell>
          <table:covered-table-cell table:number-columns-repeated="3" table:style-name="ce12"/>
          <table:table-cell/>
          <table:table-cell office:value-type="string" calcext:value-type="string">
            <text:p>Benötigte Informationen von Philipp</text:p>
          </table:table-cell>
          <table:table-cell table:number-columns-repeated="1015"/>
        </table:table-row>
        <table:table-row table:style-name="ro1">
          <table:table-cell/>
          <table:table-cell table:style-name="ce10"/>
          <table:table-cell/>
          <table:table-cell office:value-type="string" calcext:value-type="string">
            <text:p>Absprache Konzept und Style Tiles</text:p>
          </table:table-cell>
          <table:table-cell table:number-columns-repeated="2"/>
          <table:table-cell office:value-type="date" office:date-value="2015-05-14" calcext:value-type="date">
            <text:p>14.05.15</text:p>
          </table:table-cell>
          <table:table-cell/>
          <table:table-cell office:value-type="string" calcext:value-type="string">
            <text:p>Telefax</text:p>
          </table:table-cell>
          <table:table-cell table:number-columns-repeated="1015"/>
        </table:table-row>
        <table:table-row table:style-name="ro1">
          <table:table-cell/>
          <table:table-cell table:style-name="ce10"/>
          <table:table-cell/>
          <table:table-cell office:value-type="string" calcext:value-type="string">
            <text:p>Erstellen der Style Tiles</text:p>
          </table:table-cell>
          <table:table-cell table:number-columns-repeated="2"/>
          <table:table-cell table:style-name="Default" office:value-type="string" calcext:value-type="string">
            <text:p>KW 21</text:p>
          </table:table-cell>
          <table:table-cell/>
          <table:table-cell office:value-type="string" calcext:value-type="string">
            <text:p>Telefon Sekrätariat + E-Mail</text:p>
          </table:table-cell>
          <table:table-cell table:number-columns-repeated="1015"/>
        </table:table-row>
        <table:table-row table:style-name="ro1">
          <table:table-cell/>
          <table:table-cell table:style-name="ce10"/>
          <table:table-cell/>
          <table:table-cell office:value-type="string" calcext:value-type="string">
            <text:p>Absprache und Auswahl von Style Tile</text:p>
          </table:table-cell>
          <table:table-cell table:number-columns-repeated="2"/>
          <table:table-cell office:value-type="date" office:date-value="2015-05-26" calcext:value-type="date">
            <text:p>26.05.15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/>
          <table:table-cell office:value-type="string" calcext:value-type="string">
            <text:p>Entwicklung der Module auf Grundlage Style Tile 3</text:p>
          </table:table-cell>
          <table:table-cell table:number-columns-repeated="2"/>
          <table:table-cell office:value-type="date" office:date-value="2015-05-28" calcext:value-type="date">
            <text:p>28.05.15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/>
          <table:table-cell office:value-type="string" calcext:value-type="string">
            <text:p>Quellenangabe (hinzugefügt bzw. definiert, da dies benötigt wird)</text:p>
          </table:table-cell>
          <table:table-cell table:number-columns-repeated="2"/>
          <table:table-cell office:value-type="date" office:date-value="2015-05-28" calcext:value-type="date">
            <text:p>28.05.15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/>
          <table:table-cell office:value-type="string" calcext:value-type="string">
            <text:p>Link Hover von Italic zu Highlightfarbe und text-decoration geändert</text:p>
          </table:table-cell>
          <table:table-cell table:number-columns-repeated="2"/>
          <table:table-cell office:value-type="date" office:date-value="2015-05-28" calcext:value-type="date">
            <text:p>28.05.15</text:p>
          </table:table-cell>
          <table:table-cell table:number-columns-repeated="1017"/>
        </table:table-row>
        <table:table-row table:style-name="ro1" table:number-rows-repeated="2">
          <table:table-cell/>
          <table:table-cell table:style-name="ce10"/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chriftart Fliesstext von Kreon auf Noto Serif (Lesbarkeit, Prof. Eindruck, etc bla)</text:p>
          </table:table-cell>
          <table:table-cell table:number-columns-repeated="2"/>
          <table:table-cell office:value-type="date" office:date-value="2015-06-02" calcext:value-type="date">
            <text:p>02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arben angepasst (Referenz Light Sea Green) → Anpassung an Polarlichter</text:p>
          </table:table-cell>
          <table:table-cell table:number-columns-repeated="2"/>
          <table:table-cell office:value-type="date" office:date-value="2015-06-08" calcext:value-type="date">
            <text:p>08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chriftart Fliesstext von Noto Serif auf Merryweather (Noto zu geringe Laufweite)</text:p>
          </table:table-cell>
          <table:table-cell table:number-columns-repeated="2"/>
          <table:table-cell office:value-type="date" office:date-value="2015-06-08" calcext:value-type="date">
            <text:p>08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chriftart Überschriften, Links, Info auf Scada</text:p>
          </table:table-cell>
          <table:table-cell table:number-columns-repeated="2"/>
          <table:table-cell office:value-type="date" office:date-value="2015-06-08" calcext:value-type="date">
            <text:p>08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Redesign des Menüs (Screenshot einfügen vorher nachher) → Firmenname nun mit Farbe hinterlegt und Menü ohne Hintergrundfarbe</text:p>
          </table:table-cell>
          <table:table-cell table:number-columns-repeated="2"/>
          <table:table-cell office:value-type="date" office:date-value="2015-06-09" calcext:value-type="date">
            <text:p>09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Blog Eintrag – Repositionierung des Erstellers und des Erstelldatums | Umbenennung von Autor zu von und Datum zu am</text:p>
          </table:table-cell>
          <table:table-cell table:number-columns-repeated="2"/>
          <table:table-cell office:value-type="date" office:date-value="2015-06-09" calcext:value-type="date">
            <text:p>09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Referenzen – Repositionierung des Firmenlogos und hinzufügen des Firmennamens als Text</text:p>
          </table:table-cell>
          <table:table-cell table:number-columns-repeated="2"/>
          <table:table-cell office:value-type="date" office:date-value="2015-06-09" calcext:value-type="date">
            <text:p>09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Redesign des Galerie Elementes</text:p>
          </table:table-cell>
          <table:table-cell table:number-columns-repeated="2"/>
          <table:table-cell office:value-type="date" office:date-value="2015-06-09" calcext:value-type="date">
            <text:p>09.06.15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chriftart Überschriften, Links, Info auf Cabin (Vermeidung zu vieler versch. Schriftarten und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bessere Lesbarkeit von Cabin auch bei kleinen Schriftgrößen)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Menü – Tausch der Farben für Active und Hover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Galerie – Hover Texthintergrund Orange und Textfarbe Schwarz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 table:number-columns-repeated="6"/>
          <table:table-cell table:style-name="ce15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Referenzen - Tausch Firmenname und Logo</text:p>
          </table:table-cell>
          <table:table-cell table:number-columns-repeated="2"/>
          <table:table-cell table:style-name="ce15" office:value-type="string" calcext:value-type="string">
            <text:p>TODO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arben weniger Sättigung</text:p>
          </table:table-cell>
          <table:table-cell table:number-columns-repeated="2"/>
          <table:table-cell table:style-name="ce15" office:value-type="string" calcext:value-type="string">
            <text:p>TODO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Links – Normal (Underline) – Hover (Underline + Farbe)</text:p>
          </table:table-cell>
          <table:table-cell table:number-columns-repeated="2"/>
          <table:table-cell table:style-name="ce15" office:value-type="string" calcext:value-type="string">
            <text:p>TODO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onts lokal ablegen und mit font-face einbinden</text:p>
          </table:table-cell>
          <table:table-cell table:number-columns-repeated="2"/>
          <table:table-cell table:style-name="ce15" office:value-type="string" calcext:value-type="string">
            <text:p>TODO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Generell letter-spacing und line-height</text:p>
          </table:table-cell>
          <table:table-cell table:number-columns-repeated="2"/>
          <table:table-cell table:style-name="ce15" office:value-type="string" calcext:value-type="string">
            <text:p>TODO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ließtext – prüfen ob Noto nicht doch besser geeignet</text:p>
          </table:table-cell>
          <table:table-cell table:number-columns-repeated="2"/>
          <table:table-cell table:style-name="ce15" office:value-type="string" calcext:value-type="string">
            <text:p>TODO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Erstellen der finalen Grundstruktur der Website (HTML) / CSS aufräumen</text:p>
          </table:table-cell>
          <table:table-cell table:number-columns-repeated="2"/>
          <table:table-cell office:value-type="date" office:date-value="2015-08-04" calcext:value-type="date">
            <text:p>04.08.15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Erstellen der einzelnen Seiten und Anpassung CSS (Footer Link Hover Orange)</text:p>
            <text:p>Aufbau Blog Eintrag</text:p>
            <text:p>Aufbau Referenz Eintrag</text:p>
          </table:table-cell>
          <table:table-cell table:number-columns-repeated="2"/>
          <table:table-cell office:value-type="date" office:date-value="2015-08-06" calcext:value-type="date">
            <text:p>06.08.15</text:p>
          </table:table-cell>
          <table:table-cell table:number-columns-repeated="1017"/>
        </table:table-row>
        <table:table-row table:style-name="ro6">
          <table:table-cell table:number-columns-repeated="3"/>
          <table:table-cell office:value-type="string" calcext:value-type="string">
            <text:p>Erstellen der Kontaktinformationen (Side Element) für Über uns, Kontakt und Karriere </text:p>
            <text:p>Reorganisation bzw. optimieren des CSS Codes</text:p>
            <text:p>Erstellen des Submenüs für</text:p>
            <text:p>Erstellen Kontaktformular</text:p>
          </table:table-cell>
          <table:table-cell table:number-columns-repeated="2"/>
          <table:table-cell office:value-type="date" office:date-value="2015-08-11" calcext:value-type="date">
            <text:p>11.08.15</text:p>
          </table:table-cell>
          <table:table-cell table:number-columns-repeated="1017"/>
        </table:table-row>
        <table:table-row table:style-name="ro7">
          <table:table-cell table:number-columns-repeated="3"/>
          <table:table-cell office:value-type="string" calcext:value-type="string">
            <text:p>Erstellen, Dienstleistungen, om, se, wm, pa</text:p>
            <text:p>Fertigstellen Kontaktformular</text:p>
            <text:p>CSS Style Zitate</text:p>
          </table:table-cell>
          <table:table-cell table:number-columns-repeated="2"/>
          <table:table-cell office:value-type="date" office:date-value="2015-08-12" calcext:value-type="date">
            <text:p>12.08.15</text:p>
          </table:table-cell>
          <table:table-cell table:number-columns-repeated="1017"/>
        </table:table-row>
        <table:table-row table:style-name="ro7">
          <table:table-cell table:number-columns-repeated="3"/>
          <table:table-cell office:value-type="string" calcext:value-type="string">
            <text:p>Schrifarten lokal via font-face laden → da via import Probleme unter Linux und MacOS</text:p>
            <text:p>Sub Menü Über uns, Kontakt, Karriere an Aufbau von Dienstleistungen anpassen</text:p>
            <text:p>Bootstrap Responsive Vorbereitung und Test</text:p>
          </table:table-cell>
          <table:table-cell table:number-columns-repeated="2"/>
          <table:table-cell office:value-type="date" office:date-value="2015-08-13" calcext:value-type="date">
            <text:p>13.08.15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Mobile Responsive Navigation Tests</text:p>
            <text:p>Media Queries für small und medium</text:p>
            <text:p>Bootstrap Grid Tests</text:p>
          </table:table-cell>
          <table:table-cell table:number-columns-repeated="2"/>
          <table:table-cell office:value-type="date" office:date-value="2015-08-14" calcext:value-type="date">
            <text:p>14.08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Reorganisation Stylesheets (Trennung von Design, Verhalten)</text:p>
          </table:table-cell>
          <table:table-cell table:number-columns-repeated="2"/>
          <table:table-cell office:value-type="date" office:date-value="2015-08-18" calcext:value-type="date">
            <text:p>18.08.15</text:p>
          </table:table-cell>
          <table:table-cell table:number-columns-repeated="1017"/>
        </table:table-row>
        <table:table-row table:style-name="ro8">
          <table:table-cell table:number-columns-repeated="3"/>
          <table:table-cell office:value-type="string" calcext:value-type="string">
            <text:p>Mobiles Menü implementieren</text:p>
            <text:p>Formular anpassen</text:p>
          </table:table-cell>
          <table:table-cell table:number-columns-repeated="2"/>
          <table:table-cell office:value-type="date" office:date-value="2015-08-19" calcext:value-type="date">
            <text:p>19.08.15</text:p>
          </table:table-cell>
          <table:table-cell table:number-columns-repeated="1017"/>
        </table:table-row>
        <table:table-row table:style-name="ro9">
          <table:table-cell table:number-columns-repeated="3"/>
          <table:table-cell office:value-type="string" calcext:value-type="string">
            <text:p>Mobiles Menü Gestaltung</text:p>
            <text:p>Sub-Menü für mobile Geräte gestaltet</text:p>
            <text:p>Formular Farbanpassung</text:p>
            <text:p/>
          </table:table-cell>
          <table:table-cell table:number-columns-repeated="2"/>
          <table:table-cell office:value-type="date" office:date-value="2015-08-20" calcext:value-type="date">
            <text:p>20.08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Anpassung mobiles Design (XS)</text:p>
          </table:table-cell>
          <table:table-cell table:number-columns-repeated="2"/>
          <table:table-cell office:value-type="date" office:date-value="2015-08-25" calcext:value-type="date">
            <text:p>25.08.15</text:p>
          </table:table-cell>
          <table:table-cell table:number-columns-repeated="1017"/>
        </table:table-row>
        <table:table-row table:style-name="ro10">
          <table:table-cell table:number-columns-repeated="3"/>
          <table:table-cell office:value-type="string" calcext:value-type="string">
            <text:p>Stellenanzeige erstellt</text:p>
            <text:p>li Style zu base-design hinzugefügt</text:p>
            <text:p>Footer responsive Design</text:p>
            <text:p>Submenü überarbeitet (zentriert und untereinander)</text:p>
            <text:p>Mini Blog und Mini Stellenanzeige</text:p>
          </table:table-cell>
          <table:table-cell table:number-columns-repeated="2"/>
          <table:table-cell office:value-type="date" office:date-value="2015-08-26" calcext:value-type="date">
            <text:p>26.08.15</text:p>
          </table:table-cell>
          <table:table-cell table:number-columns-repeated="1017"/>
        </table:table-row>
        <table:table-row table:style-name="ro6">
          <table:table-cell table:number-columns-repeated="3"/>
          <table:table-cell office:value-type="string" calcext:value-type="string">
            <text:p>Footer Anpassung für andere Seiten übernehmen</text:p>
            <text:p>validieren aller html Dokumente und korrigieren von Fehlern (Kontakt.html fehlende id für for Attribut</text:p>
            <text:p>angepasste Bootstrap columns erstellen via bootstrap mixins (grid.less)</text:p>
            <text:p>Anpassung der Stylesheet Ordnerpfade von /style/ zu /style/css/</text:p>
          </table:table-cell>
          <table:table-cell table:number-columns-repeated="2"/>
          <table:table-cell office:value-type="date" office:date-value="2015-08-27" calcext:value-type="date">
            <text:p>27.08.15</text:p>
          </table:table-cell>
          <table:table-cell table:number-columns-repeated="1017"/>
        </table:table-row>
        <table:table-row table:style-name="ro8">
          <table:table-cell table:number-columns-repeated="3"/>
          <table:table-cell office:value-type="string" calcext:value-type="string">
            <text:p>Referenzen – Artikel Dienstleistungen von Text zu Links geändert (Links führen zur jeweiligen Produktbeschreibung)</text:p>
            <text:p>Anpassung von line-height und letter-spacing für li elemente im Fließtext</text:p>
          </table:table-cell>
          <table:table-cell table:number-columns-repeated="2"/>
          <table:table-cell office:value-type="date" office:date-value="2015-08-28" calcext:value-type="date">
            <text:p>28.08.15</text:p>
          </table:table-cell>
          <table:table-cell table:number-columns-repeated="1017"/>
        </table:table-row>
        <table:table-row table:style-name="ro11">
          <table:table-cell table:number-columns-repeated="3"/>
          <table:table-cell office:value-type="string" calcext:value-type="string">
            <text:p>Anpassung mini Blog und mini Stellenanzeigen (Abstände)</text:p>
            <text:p>Referenzen anpassen von Logo und Text → Text wurde entfernt</text:p>
            <text:p>Finalisieren der Xsmall Version</text:p>
            <text:p>Testen der finalen mobilen Version (Xsmall) auf FF, Chrome und Safari</text:p>
            <text:p>Verifizieren der jeder html Seite via W3C Validation Service</text:p>
          </table:table-cell>
          <table:table-cell table:number-columns-repeated="2"/>
          <table:table-cell office:value-type="date" office:date-value="2015-08-29" calcext:value-type="date">
            <text:p>29.08.15</text:p>
          </table:table-cell>
          <table:table-cell table:number-columns-repeated="1017"/>
        </table:table-row>
        <table:table-row table:style-name="ro12">
          <table:table-cell table:number-columns-repeated="3"/>
          <table:table-cell office:value-type="string" calcext:value-type="string">
            <text:p>Submenü überarbeitet (farbiger Hintergrund um die Zusammengehörigkeit besser hervorzuheben)</text:p>
            <text:p>Underline unter H1, um diese besser hervorzuheben</text:p>
            <text:p>Zitat für Referenzen small hinzugefügt</text:p>
            <text:p>Xsmall Version finalisiert (Validation, Testen)</text:p>
            <text:p/>
            <text:p>Beginn der Small Version</text:p>
            <text:p>Anpassungen</text:p>
          </table:table-cell>
          <table:table-cell table:number-columns-repeated="2"/>
          <table:table-cell office:value-type="date" office:date-value="2015-08-30" calcext:value-type="date">
            <text:p>30.08.15</text:p>
          </table:table-cell>
          <table:table-cell table:number-columns-repeated="1017"/>
        </table:table-row>
        <table:table-row table:style-name="ro13">
          <table:table-cell table:number-columns-repeated="3"/>
          <table:table-cell office:value-type="string" calcext:value-type="string">
            <text:p>Article small Anpassung, damit diese nebeneinander auf gleicher Höhe sind</text:p>
            <text:p/>
            <text:p>Beginn der Medium Version</text:p>
            <text:p>Entfernen des mobilen Menüs</text:p>
            <text:p>Anpassen der Hauptnavigation für große Geräte</text:p>
            <text:p>Texte und Abstände anpassen</text:p>
            <text:p>3 Spalten Layout</text:p>
            <text:p>Submenü Schriftart von Cabinbold auf Cabinmedium geändert (Bold passt nicht ins Gesamtbild)</text:p>
          </table:table-cell>
          <table:table-cell table:number-columns-repeated="2"/>
          <table:table-cell office:value-type="date" office:date-value="2015-08-31" calcext:value-type="date">
            <text:p>31.08.15</text:p>
          </table:table-cell>
          <table:table-cell table:number-columns-repeated="1017"/>
        </table:table-row>
        <table:table-row table:style-name="ro11">
          <table:table-cell table:number-columns-repeated="3"/>
          <table:table-cell office:value-type="string" calcext:value-type="string">
            <text:p>Medium Version abschließen (Kontaktinformationen, Artikel, etc) anpassen</text:p>
            <text:p>Kontaktinformationen von CabinMedium auf Cabinregular und Size von 1.3 auf 1em</text:p>
            <text:p>h3 und h4 Font von Cabinmedium auf Cabinsemibold geändert</text:p>
            <text:p>Beginn der Large Version</text:p>
            <text:p>Redesign der Large Version (offenere Gestaltung)</text:p>
          </table:table-cell>
          <table:table-cell table:number-columns-repeated="2"/>
          <table:table-cell office:value-type="date" office:date-value="2015-09-01" calcext:value-type="date">
            <text:p>01.09.15</text:p>
          </table:table-cell>
          <table:table-cell table:number-columns-repeated="1017"/>
        </table:table-row>
        <table:table-row table:style-name="ro14">
          <table:table-cell table:number-columns-repeated="3"/>
          <table:table-cell office:value-type="string" calcext:value-type="string">
            <text:p>Medium Version wird an das Design der Large angepasst, sodass die Desktop Versionen eine offenere Gestaltung aufweisen</text:p>
            <text:p>und die ursprüngliche Version der mobilen Varianten vorenthalten bleibt</text:p>
            <text:p>Schriftart Link angepasst von cabinbold auf cabinregular</text:p>
            <text:p>Large Version:</text:p>
            <text:p>- Abstände Referenzen und Blog Artikel angepasst</text:p>
            <text:p>- h1 Überschriften für md und lg versteckt, da Orientierung über Navigation (nur Menüpunkte)</text:p>
            <text:p>- Submenü überarbeitet um auch hier sinnvoll die aktuelle Position anzeigen zu können</text:p>
            <text:p>- Letter spacing verringert</text:p>
            <text:p>- Formular angepasst</text:p>
          </table:table-cell>
          <table:table-cell table:number-columns-repeated="2"/>
          <table:table-cell office:value-type="date" office:date-value="2015-09-02" calcext:value-type="date">
            <text:p>02.09.15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Texte final anpassen bzw. formulieren und integrieren</text:p>
            <text:p>Breakpoints (XS, S,M,L) final anpassen</text:p>
            <text:p>neue Breakpoints einfügen</text:p>
          </table:table-cell>
          <table:table-cell table:number-columns-repeated="2"/>
          <table:table-cell office:value-type="date" office:date-value="2015-09-03" calcext:value-type="date">
            <text:p>03.09.15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3">00.00.0000</text:date>, <text:time style:data-style-name="N2" text:time-value="08:35:20.196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2T16:38:22.372000000</meta:creation-date>
    <dc:date>2015-09-03T12:19:49.705000000</dc:date>
    <meta:editing-duration>P3DT10H45M25S</meta:editing-duration>
    <meta:editing-cycles>86</meta:editing-cycles>
    <meta:generator>LibreOffice/5.0.0.5$Windows_X86_64 LibreOffice_project/1b1a90865e348b492231e1c451437d7a15bb262b</meta:generator>
    <meta:document-statistic meta:table-count="1" meta:cell-count="103" meta:object-count="0"/>
  </office:meta>
</office:document-meta>
</file>